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k Sans" svg:font-family="'Work Sans', sans-serif"/>
  </office:font-face-decls>
  <office:automatic-styles>
    <style:style style:name="P1" style:family="paragraph" style:parent-style-name="Heading_20_3">
      <style:text-properties fo:font-variant="normal" fo:text-transform="none" fo:color="#3a3a3a" loext:opacity="100%" style:font-name="Work Sans" fo:font-size="18pt" fo:letter-spacing="normal" fo:font-style="normal" fo:font-weight="normal" officeooo:rsid="0014aef8" officeooo:paragraph-rsid="0014aef8" style:font-size-asian="18pt" style:font-weight-asian="bold" style:font-size-complex="18pt" style:font-weight-complex="bold" loext:padding="0in" loext:border="none"/>
    </style:style>
    <style:style style:name="P2" style:family="paragraph" style:parent-style-name="Standard">
      <style:text-properties fo:font-variant="normal" fo:text-transform="none" fo:color="#3a3a3a" loext:opacity="100%" style:font-name="Work Sans" fo:font-size="12pt" fo:letter-spacing="normal" fo:font-style="normal" fo:font-weight="normal" officeooo:rsid="0014aef8" officeooo:paragraph-rsid="0014aef8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variant="normal" fo:text-transform="none" fo:color="#3a3a3a" loext:opacity="100%" style:font-name="Work Sans" fo:font-size="12pt" fo:letter-spacing="normal" fo:font-style="normal" fo:font-weight="normal" officeooo:rsid="0014aef8" officeooo:paragraph-rsid="0014aef8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3a3a3a" loext:opacity="100%" style:font-name="Work Sans" fo:font-size="12pt" fo:letter-spacing="normal" fo:font-style="normal" fo:font-weight="normal" officeooo:rsid="0014aef8" officeooo:paragraph-rsid="002221bb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3a3a3a" loext:opacity="100%" style:font-name="Work Sans" fo:font-size="12pt" fo:letter-spacing="normal" fo:font-style="normal" fo:font-weight="normal" officeooo:rsid="002025a0" officeooo:paragraph-rsid="002221bb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a3a3a" loext:opacity="100%" style:font-name="Work Sans" fo:font-size="12pt" fo:letter-spacing="normal" fo:font-style="normal" fo:font-weight="normal"/>
    </style:style>
    <style:style style:name="P7" style:family="paragraph" style:parent-style-name="Standard">
      <style:text-properties fo:font-size="18pt" fo:font-weight="bold" officeooo:rsid="0014aef8" officeooo:paragraph-rsid="0014aef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4aef8" officeooo:paragraph-rsid="0014aef8" style:font-size-asian="18pt" style:font-weight-asian="bold" style:font-size-complex="18pt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fo:font-weight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ow to write a good bug report</text:p>
      <text:p text:style-name="P7"/>
      <text:p text:style-name="P5">Identify Bugs is crucial in the testing process</text:p>
      <text:p text:style-name="P4"/>
      <text:p text:style-name="P4"/>
      <text:p text:style-name="P4">If your Bug report is effective, then its chances of getting fixed are higher. So fixing a bug depends upon how effectively you report it.</text:p>
      <text:p text:style-name="P2"/>
      <text:p text:style-name="P3"><text:span text:style-name="Strong_20_Emphasis"><text:span text:style-name="T1">“</text:span></text:span><text:span text:style-name="Strong_20_Emphasis"><text:span text:style-name="T2">The point of writing a problem report (bug report) is to get bugs fixed” – By Cem Kaner. </text:span></text:span>If a tester is not reporting a bug correctly, then the programmer will most likely reject this bug stating it as irreproducible.<text:bookmark text:name="more-102"/></text:p>
      <text:p text:style-name="P6"/>
      <text:p text:style-name="P6"/>
      <text:h text:style-name="P1" text:outline-level="3"><text:bookmark text:name="Qualities_of_a_Good_Software_Bug_Report"/>Qualities of a Good Software Bug Report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k Sans" svg:font-family="'Work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10:12.863943347</meta:creation-date>
    <meta:editing-duration>PT1H3M43S</meta:editing-duration>
    <meta:editing-cycles>7</meta:editing-cycles>
    <meta:generator>LibreOffice/7.3.7.2$Linux_X86_64 LibreOffice_project/30$Build-2</meta:generator>
    <dc:date>2023-08-18T16:58:49.939442541</dc:date>
    <meta:document-statistic meta:table-count="0" meta:image-count="0" meta:object-count="0" meta:page-count="1" meta:paragraph-count="5" meta:word-count="86" meta:character-count="472" meta:non-whitespace-character-count="390"/>
  </office:meta>
</office:document-meta>
</file>